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7.2">
            <text:p>97.2</text:p>
          </table:table-cell>
          <table:table-cell>
            <draw:frame table:end-cell-address="Sheet1.P30" table:end-x="0.7161in" table:end-y="0.0417in" draw:z-index="0" draw:style-name="gr1" svg:width="13.1177in" svg:height="5.1362in" svg:x="0.0449in" svg:y="0.0417in">
              <draw:object draw:notify-on-update-of-ranges="Sheet1.A1:Sheet1.A5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8.8">
            <text:p>98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4">
            <text:p>99.4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4">
            <text:p>99.4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4">
            <text:p>99.4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4">
            <text:p>99.4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4">
            <text:p>99.4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4">
            <text:p>99.4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2">
            <text:p>99.2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4">
            <text:p>99.4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4">
            <text:p>99.4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4">
            <text:p>99.4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4">
            <text:p>99.4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4">
            <text:p>99.4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4">
            <text:p>99.4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3/08/2011</text:date>, <text:time>12:0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8T12:02:58</dc:date>
    <dc:creator>Atul </dc:creator>
    <meta:document-statistic meta:table-count="1" meta:cell-count="5000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32cm" svg:height="13.047cm" xlink:href=".." chart:class="chart:scatter" chart:style-name="ch1">
        <chart:legend chart:legend-position="end" svg:x="30.76cm" svg:y="6.241cm" chart:style-name="ch2"/>
        <chart:plot-area chart:style-name="ch3" table:cell-range-address="Sheet1.A1:Sheet1.A5000" svg:x="0.666cm" svg:y="0.26cm" svg:width="29.429cm" svg:height="12.26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0" chart:class="chart:scatter">
            <chart:data-point chart:repeated="5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.2">
                <text:p text:id="Sheet1.A1:Sheet1.A5000">97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99.9">
                <text:p>99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